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5.8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27.509cm" svg:height="18.487cm" svg:x="15.981cm" svg:y="3.214cm">
            <draw:object draw:notify-on-update-of-ranges="Hoja1.A2:Hoja1.A76 Hoja1.B1:Hoja1.B1 Hoja1.B2:Hoja1.B76 Hoja1.A2:Hoja1.A73 Hoja1.D1:Hoja1.D1 Hoja1.D2:Hoja1.D7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Tam.caso</text:p>
          </table:table-cell>
          <table:table-cell table:style-name="ce1" office:value-type="string" calcext:value-type="string">
            <text:p>Tiempo(us)</text:p>
          </table:table-cell>
          <table:table-cell table:style-name="ce1" office:value-type="string" calcext:value-type="string">
            <text:p>K=Tiempo/f(n)</text:p>
          </table:table-cell>
          <table:table-cell table:style-name="ce1" office:value-type="string" calcext:value-type="string">
            <text:p>Tiempo teórico estimado = K*f(n)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72" calcext:value-type="float">
            <text:p>172</text:p>
          </table:table-cell>
          <table:table-cell table:formula="of:=[.B2]/([.A2] *(LOG([.A2])))" office:value-type="float" office:value="0.0573333333333333" calcext:value-type="float">
            <text:p>0,0573333333333333</text:p>
          </table:table-cell>
          <table:table-cell table:formula="of:=[.$C$76]*([.A2]*(LOG([.A2])))" office:value-type="float" office:value="169.008559349485" calcext:value-type="float">
            <text:p>169,008559349485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97" calcext:value-type="float">
            <text:p>397</text:p>
          </table:table-cell>
          <table:table-cell table:formula="of:=[.B3]/([.A3] *(LOG([.A3])))" office:value-type="float" office:value="0.0601327465247928" calcext:value-type="float">
            <text:p>0,0601327465247928</text:p>
          </table:table-cell>
          <table:table-cell table:formula="of:=[.$C$76]*([.A3]*(LOG([.A3])))" office:value-type="float" office:value="371.934882624405" calcext:value-type="float">
            <text:p>371,934882624405</text:p>
          </table:table-cell>
          <table:table-cell table:number-columns-repeated="2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732" calcext:value-type="float">
            <text:p>732</text:p>
          </table:table-cell>
          <table:table-cell table:formula="of:=[.B4]/([.A4] *(LOG([.A4])))" office:value-type="float" office:value="0.0590120885168272" calcext:value-type="float">
            <text:p>0,0590120885168272</text:p>
          </table:table-cell>
          <table:table-cell table:formula="of:=[.$C$76]*([.A4]*(LOG([.A4])))" office:value-type="float" office:value="698.807473480886" calcext:value-type="float">
            <text:p>698,807473480886</text:p>
          </table:table-cell>
          <table:table-cell table:number-columns-repeated="2"/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1299" calcext:value-type="float">
            <text:p>1299</text:p>
          </table:table-cell>
          <table:table-cell table:formula="of:=[.B5]/([.A5] *(LOG([.A5])))" office:value-type="float" office:value="0.0595110408979408" calcext:value-type="float">
            <text:p>0,0595110408979408</text:p>
          </table:table-cell>
          <table:table-cell table:formula="of:=[.$C$76]*([.A5]*(LOG([.A5])))" office:value-type="float" office:value="1229.69965058802" calcext:value-type="float">
            <text:p>1229,69965058802</text:p>
          </table:table-cell>
          <table:table-cell table:number-columns-repeated="2"/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2196" calcext:value-type="float">
            <text:p>2196</text:p>
          </table:table-cell>
          <table:table-cell table:formula="of:=[.B6]/([.A6] *(LOG([.A6])))" office:value-type="float" office:value="0.0581131113357124" calcext:value-type="float">
            <text:p>0,0581131113357124</text:p>
          </table:table-cell>
          <table:table-cell table:formula="of:=[.$C$76]*([.A6]*(LOG([.A6])))" office:value-type="float" office:value="2128.85289739765" calcext:value-type="float">
            <text:p>2128,85289739765</text:p>
          </table:table-cell>
          <table:table-cell table:number-columns-repeated="2"/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3813" calcext:value-type="float">
            <text:p>3813</text:p>
          </table:table-cell>
          <table:table-cell table:formula="of:=[.B7]/([.A7] *(LOG([.A7])))" office:value-type="float" office:value="0.05870656972273" calcext:value-type="float">
            <text:p>0,05870656972273</text:p>
          </table:table-cell>
          <table:table-cell table:formula="of:=[.$C$76]*([.A7]*(LOG([.A7])))" office:value-type="float" office:value="3659.04327143859" calcext:value-type="float">
            <text:p>3659,04327143859</text:p>
          </table:table-cell>
          <table:table-cell table:number-columns-repeated="2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6141" calcext:value-type="float">
            <text:p>6141</text:p>
          </table:table-cell>
          <table:table-cell table:formula="of:=[.B8]/([.A8] *(LOG([.A8])))" office:value-type="float" office:value="0.0558534221739353" calcext:value-type="float">
            <text:p>0,0558534221739353</text:p>
          </table:table-cell>
          <table:table-cell table:formula="of:=[.$C$76]*([.A8]*(LOG([.A8])))" office:value-type="float" office:value="6194.0792080927" calcext:value-type="float">
            <text:p>6194,0792080927</text:p>
          </table:table-cell>
          <table:table-cell table:number-columns-repeated="2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0608" calcext:value-type="float">
            <text:p>10608</text:p>
          </table:table-cell>
          <table:table-cell table:formula="of:=[.B9]/([.A9] *(LOG([.A9])))" office:value-type="float" office:value="0.05762636743105" calcext:value-type="float">
            <text:p>0,05762636743105</text:p>
          </table:table-cell>
          <table:table-cell table:formula="of:=[.$C$76]*([.A9]*(LOG([.A9])))" office:value-type="float" office:value="10370.5003889899" calcext:value-type="float">
            <text:p>10370,5003889899</text:p>
          </table:table-cell>
          <table:table-cell table:number-columns-repeated="2"/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17257" calcext:value-type="float">
            <text:p>17257</text:p>
          </table:table-cell>
          <table:table-cell table:formula="of:=[.B10]/([.A10] *(LOG([.A10])))" office:value-type="float" office:value="0.0561028980311972" calcext:value-type="float">
            <text:p>0,0561028980311972</text:p>
          </table:table-cell>
          <table:table-cell table:formula="of:=[.$C$76]*([.A10]*(LOG([.A10])))" office:value-type="float" office:value="17328.7584720504" calcext:value-type="float">
            <text:p>17328,7584720504</text:p>
          </table:table-cell>
          <table:table-cell table:number-columns-repeated="2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5773" calcext:value-type="float">
            <text:p>25773</text:p>
          </table:table-cell>
          <table:table-cell table:formula="of:=[.B11]/([.A11] *(LOG([.A11])))" office:value-type="float" office:value="0.051546" calcext:value-type="float">
            <text:p>0,051546</text:p>
          </table:table-cell>
          <table:table-cell table:formula="of:=[.$C$76]*([.A11]*(LOG([.A11])))" office:value-type="float" office:value="28168.0932249142" calcext:value-type="float">
            <text:p>28168,0932249142</text:p>
          </table:table-cell>
          <table:table-cell table:number-columns-repeated="2"/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35829" calcext:value-type="float">
            <text:p>35829</text:p>
          </table:table-cell>
          <table:table-cell table:formula="of:=[.B12]/([.A12] *(LOG([.A12])))" office:value-type="float" office:value="0.0461467907046866" calcext:value-type="float">
            <text:p>0,0461467907046866</text:p>
          </table:table-cell>
          <table:table-cell table:formula="of:=[.$C$76]*([.A12]*(LOG([.A12])))" office:value-type="float" office:value="43740.1863377232" calcext:value-type="float">
            <text:p>43740,1863377232</text:p>
          </table:table-cell>
          <table:table-cell table:number-columns-repeated="2"/>
        </table:table-row>
        <table:table-row table:style-name="ro1">
          <table:table-cell office:value-type="float" office:value="150500" calcext:value-type="float">
            <text:p>150500</text:p>
          </table:table-cell>
          <table:table-cell office:value-type="float" office:value="36186" calcext:value-type="float">
            <text:p>36186</text:p>
          </table:table-cell>
          <table:table-cell table:formula="of:=[.B13]/([.A13] *(LOG([.A13])))" office:value-type="float" office:value="0.0464387915390335" calcext:value-type="float">
            <text:p>0,0464387915390335</text:p>
          </table:table-cell>
          <table:table-cell table:formula="of:=[.$C$76]*([.A13]*(LOG([.A13])))" office:value-type="float" office:value="43898.2405724316" calcext:value-type="float">
            <text:p>43898,2405724316</text:p>
          </table:table-cell>
          <table:table-cell table:number-columns-repeated="2"/>
        </table:table-row>
        <table:table-row table:style-name="ro1">
          <table:table-cell office:value-type="float" office:value="155000" calcext:value-type="float">
            <text:p>155000</text:p>
          </table:table-cell>
          <table:table-cell office:value-type="float" office:value="35917" calcext:value-type="float">
            <text:p>35917</text:p>
          </table:table-cell>
          <table:table-cell table:formula="of:=[.B14]/([.A14] *(LOG([.A14])))" office:value-type="float" office:value="0.0446450427680467" calcext:value-type="float">
            <text:p>0,0446450427680467</text:p>
          </table:table-cell>
          <table:table-cell table:formula="of:=[.$C$76]*([.A14]*(LOG([.A14])))" office:value-type="float" office:value="45322.5416141093" calcext:value-type="float">
            <text:p>45322,5416141093</text:p>
          </table:table-cell>
          <table:table-cell table:number-columns-repeated="2"/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float" office:value="43113" calcext:value-type="float">
            <text:p>43113</text:p>
          </table:table-cell>
          <table:table-cell table:formula="of:=[.B15]/([.A15] *(LOG([.A15])))" office:value-type="float" office:value="0.0484864466062148" calcext:value-type="float">
            <text:p>0,0484864466062148</text:p>
          </table:table-cell>
          <table:table-cell table:formula="of:=[.$C$76]*([.A15]*(LOG([.A15])))" office:value-type="float" office:value="50092.802760682" calcext:value-type="float">
            <text:p>50092,802760682</text:p>
          </table:table-cell>
          <table:table-cell table:number-columns-repeated="2"/>
        </table:table-row>
        <table:table-row table:style-name="ro1">
          <table:table-cell office:value-type="float" office:value="195000" calcext:value-type="float">
            <text:p>195000</text:p>
          </table:table-cell>
          <table:table-cell office:value-type="float" office:value="47713" calcext:value-type="float">
            <text:p>47713</text:p>
          </table:table-cell>
          <table:table-cell table:formula="of:=[.B16]/([.A16] *(LOG([.A16])))" office:value-type="float" office:value="0.0462533932682588" calcext:value-type="float">
            <text:p>0,0462533932682588</text:p>
          </table:table-cell>
          <table:table-cell table:formula="of:=[.$C$76]*([.A16]*(LOG([.A16])))" office:value-type="float" office:value="58113.9733573941" calcext:value-type="float">
            <text:p>58113,9733573941</text:p>
          </table:table-cell>
          <table:table-cell table:number-columns-repeated="2"/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float" office:value="58632" calcext:value-type="float">
            <text:p>58632</text:p>
          </table:table-cell>
          <table:table-cell table:formula="of:=[.B17]/([.A17] *(LOG([.A17])))" office:value-type="float" office:value="0.0475446995682976" calcext:value-type="float">
            <text:p>0,0475446995682976</text:p>
          </table:table-cell>
          <table:table-cell table:formula="of:=[.$C$76]*([.A17]*(LOG([.A17])))" office:value-type="float" office:value="69473.6387845181" calcext:value-type="float">
            <text:p>69473,6387845181</text:p>
          </table:table-cell>
          <table:table-cell table:number-columns-repeated="2"/>
        </table:table-row>
        <table:table-row table:style-name="ro1">
          <table:table-cell office:value-type="float" office:value="275000" calcext:value-type="float">
            <text:p>275000</text:p>
          </table:table-cell>
          <table:table-cell office:value-type="float" office:value="68202" calcext:value-type="float">
            <text:p>68202</text:p>
          </table:table-cell>
          <table:table-cell table:formula="of:=[.B18]/([.A18] *(LOG([.A18])))" office:value-type="float" office:value="0.045595165195279" calcext:value-type="float">
            <text:p>0,045595165195279</text:p>
          </table:table-cell>
          <table:table-cell table:formula="of:=[.$C$76]*([.A18]*(LOG([.A18])))" office:value-type="float" office:value="84268.5967206241" calcext:value-type="float">
            <text:p>84268,5967206241</text:p>
          </table:table-cell>
          <table:table-cell table:number-columns-repeated="2"/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float" office:value="86873" calcext:value-type="float">
            <text:p>86873</text:p>
          </table:table-cell>
          <table:table-cell table:formula="of:=[.B19]/([.A19] *(LOG([.A19])))" office:value-type="float" office:value="0.0477033342707005" calcext:value-type="float">
            <text:p>0,0477033342707005</text:p>
          </table:table-cell>
          <table:table-cell table:formula="of:=[.$C$76]*([.A19]*(LOG([.A19])))" office:value-type="float" office:value="102594.36998017" calcext:value-type="float">
            <text:p>102594,36998017</text:p>
          </table:table-cell>
          <table:table-cell table:number-columns-repeated="2"/>
        </table:table-row>
        <table:table-row table:style-name="ro1">
          <table:table-cell office:value-type="float" office:value="395000" calcext:value-type="float">
            <text:p>395000</text:p>
          </table:table-cell>
          <table:table-cell office:value-type="float" office:value="116248" calcext:value-type="float">
            <text:p>116248</text:p>
          </table:table-cell>
          <table:table-cell table:formula="of:=[.B20]/([.A20] *(LOG([.A20])))" office:value-type="float" office:value="0.052585299450482" calcext:value-type="float">
            <text:p>0,052585299450482</text:p>
          </table:table-cell>
          <table:table-cell table:formula="of:=[.$C$76]*([.A20]*(LOG([.A20])))" office:value-type="float" office:value="124539.920298193" calcext:value-type="float">
            <text:p>124539,920298193</text:p>
          </table:table-cell>
          <table:table-cell table:number-columns-repeated="2"/>
        </table:table-row>
        <table:table-row table:style-name="ro1">
          <table:table-cell office:value-type="float" office:value="470000" calcext:value-type="float">
            <text:p>470000</text:p>
          </table:table-cell>
          <table:table-cell office:value-type="float" office:value="129726" calcext:value-type="float">
            <text:p>129726</text:p>
          </table:table-cell>
          <table:table-cell table:formula="of:=[.B21]/([.A21] *(LOG([.A21])))" office:value-type="float" office:value="0.0486614957764318" calcext:value-type="float">
            <text:p>0,0486614957764318</text:p>
          </table:table-cell>
          <table:table-cell table:formula="of:=[.$C$76]*([.A21]*(LOG([.A21])))" office:value-type="float" office:value="150185.850368579" calcext:value-type="float">
            <text:p>150185,850368579</text:p>
          </table:table-cell>
          <table:table-cell table:number-columns-repeated="2"/>
        </table:table-row>
        <table:table-row table:style-name="ro1">
          <table:table-cell office:value-type="float" office:value="555000" calcext:value-type="float">
            <text:p>555000</text:p>
          </table:table-cell>
          <table:table-cell office:value-type="float" office:value="170980" calcext:value-type="float">
            <text:p>170980</text:p>
          </table:table-cell>
          <table:table-cell table:formula="of:=[.B22]/([.A22] *(LOG([.A22])))" office:value-type="float" office:value="0.0536309817373904" calcext:value-type="float">
            <text:p>0,0536309817373904</text:p>
          </table:table-cell>
          <table:table-cell table:formula="of:=[.$C$76]*([.A22]*(LOG([.A22])))" office:value-type="float" office:value="179604.4160884" calcext:value-type="float">
            <text:p>179604,4160884</text:p>
          </table:table-cell>
          <table:table-cell table:number-columns-repeated="2"/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float" office:value="187815" calcext:value-type="float">
            <text:p>187815</text:p>
          </table:table-cell>
          <table:table-cell table:formula="of:=[.B23]/([.A23] *(LOG([.A23])))" office:value-type="float" office:value="0.0497076312888705" calcext:value-type="float">
            <text:p>0,0497076312888705</text:p>
          </table:table-cell>
          <table:table-cell table:formula="of:=[.$C$76]*([.A23]*(LOG([.A23])))" office:value-type="float" office:value="212860.290939745" calcext:value-type="float">
            <text:p>212860,290939745</text:p>
          </table:table-cell>
          <table:table-cell table:number-columns-repeated="2"/>
        </table:table-row>
        <table:table-row table:style-name="ro1">
          <table:table-cell office:value-type="float" office:value="755000" calcext:value-type="float">
            <text:p>755000</text:p>
          </table:table-cell>
          <table:table-cell office:value-type="float" office:value="237372" calcext:value-type="float">
            <text:p>237372</text:p>
          </table:table-cell>
          <table:table-cell table:formula="of:=[.B24]/([.A24] *(LOG([.A24])))" office:value-type="float" office:value="0.0534880635343022" calcext:value-type="float">
            <text:p>0,0534880635343022</text:p>
          </table:table-cell>
          <table:table-cell table:formula="of:=[.$C$76]*([.A24]*(LOG([.A24])))" office:value-type="float" office:value="250011.542133933" calcext:value-type="float">
            <text:p>250011,542133933</text:p>
          </table:table-cell>
          <table:table-cell table:number-columns-repeated="2"/>
        </table:table-row>
        <table:table-row table:style-name="ro1">
          <table:table-cell office:value-type="float" office:value="870000" calcext:value-type="float">
            <text:p>870000</text:p>
          </table:table-cell>
          <table:table-cell office:value-type="float" office:value="272702" calcext:value-type="float">
            <text:p>272702</text:p>
          </table:table-cell>
          <table:table-cell table:formula="of:=[.B25]/([.A25] *(LOG([.A25])))" office:value-type="float" office:value="0.0527737282061085" calcext:value-type="float">
            <text:p>0,0527737282061085</text:p>
          </table:table-cell>
          <table:table-cell table:formula="of:=[.$C$76]*([.A25]*(LOG([.A25])))" office:value-type="float" office:value="291110.581712945" calcext:value-type="float">
            <text:p>291110,581712945</text:p>
          </table:table-cell>
          <table:table-cell table:number-columns-repeated="2"/>
        </table:table-row>
        <table:table-row table:style-name="ro1">
          <table:table-cell office:value-type="float" office:value="995000" calcext:value-type="float">
            <text:p>995000</text:p>
          </table:table-cell>
          <table:table-cell office:value-type="float" office:value="302180" calcext:value-type="float">
            <text:p>302180</text:p>
          </table:table-cell>
          <table:table-cell table:formula="of:=[.B26]/([.A26] *(LOG([.A26])))" office:value-type="float" office:value="0.0506347867174088" calcext:value-type="float">
            <text:p>0,0506347867174088</text:p>
          </table:table-cell>
          <table:table-cell table:formula="of:=[.$C$76]*([.A26]*(LOG([.A26])))" office:value-type="float" office:value="336205.006973126" calcext:value-type="float">
            <text:p>336205,006973126</text:p>
          </table:table-cell>
          <table:table-cell table:number-columns-repeated="2"/>
        </table:table-row>
        <table:table-row table:style-name="ro1">
          <table:table-cell office:value-type="float" office:value="1130000" calcext:value-type="float">
            <text:p>1130000</text:p>
          </table:table-cell>
          <table:table-cell office:value-type="float" office:value="366316" calcext:value-type="float">
            <text:p>366316</text:p>
          </table:table-cell>
          <table:table-cell table:formula="of:=[.B27]/([.A27] *(LOG([.A27])))" office:value-type="float" office:value="0.0535551379936981" calcext:value-type="float">
            <text:p>0,0535551379936981</text:p>
          </table:table-cell>
          <table:table-cell table:formula="of:=[.$C$76]*([.A27]*(LOG([.A27])))" office:value-type="float" office:value="385338.312039897" calcext:value-type="float">
            <text:p>385338,312039897</text:p>
          </table:table-cell>
          <table:table-cell table:number-columns-repeated="2"/>
        </table:table-row>
        <table:table-row table:style-name="ro1">
          <table:table-cell office:value-type="float" office:value="1275000" calcext:value-type="float">
            <text:p>1275000</text:p>
          </table:table-cell>
          <table:table-cell office:value-type="float" office:value="407189" calcext:value-type="float">
            <text:p>407189</text:p>
          </table:table-cell>
          <table:table-cell table:formula="of:=[.B28]/([.A28] *(LOG([.A28])))" office:value-type="float" office:value="0.0523074914141118" calcext:value-type="float">
            <text:p>0,0523074914141118</text:p>
          </table:table-cell>
          <table:table-cell table:formula="of:=[.$C$76]*([.A28]*(LOG([.A28])))" office:value-type="float" office:value="438550.479179173" calcext:value-type="float">
            <text:p>438550,479179173</text:p>
          </table:table-cell>
          <table:table-cell table:number-columns-repeated="2"/>
        </table:table-row>
        <table:table-row table:style-name="ro1">
          <table:table-cell office:value-type="float" office:value="1420000" calcext:value-type="float">
            <text:p>1420000</text:p>
          </table:table-cell>
          <table:table-cell office:value-type="float" office:value="464044" calcext:value-type="float">
            <text:p>464044</text:p>
          </table:table-cell>
          <table:table-cell table:formula="of:=[.B29]/([.A29] *(LOG([.A29])))" office:value-type="float" office:value="0.0531170730309041" calcext:value-type="float">
            <text:p>0,0531170730309041</text:p>
          </table:table-cell>
          <table:table-cell table:formula="of:=[.$C$76]*([.A29]*(LOG([.A29])))" office:value-type="float" office:value="492166.977832424" calcext:value-type="float">
            <text:p>492166,977832424</text:p>
          </table:table-cell>
          <table:table-cell table:number-columns-repeated="2"/>
        </table:table-row>
        <table:table-row table:style-name="ro1">
          <table:table-cell office:value-type="float" office:value="1565000" calcext:value-type="float">
            <text:p>1565000</text:p>
          </table:table-cell>
          <table:table-cell office:value-type="float" office:value="501276" calcext:value-type="float">
            <text:p>501276</text:p>
          </table:table-cell>
          <table:table-cell table:formula="of:=[.B30]/([.A30] *(LOG([.A30])))" office:value-type="float" office:value="0.0517077103509126" calcext:value-type="float">
            <text:p>0,0517077103509126</text:p>
          </table:table-cell>
          <table:table-cell table:formula="of:=[.$C$76]*([.A30]*(LOG([.A30])))" office:value-type="float" office:value="546146.367866118" calcext:value-type="float">
            <text:p>546146,367866118</text:p>
          </table:table-cell>
          <table:table-cell table:number-columns-repeated="2"/>
        </table:table-row>
        <table:table-row table:style-name="ro1">
          <table:table-cell office:value-type="float" office:value="1710000" calcext:value-type="float">
            <text:p>1710000</text:p>
          </table:table-cell>
          <table:table-cell office:value-type="float" office:value="569562" calcext:value-type="float">
            <text:p>569562</text:p>
          </table:table-cell>
          <table:table-cell table:formula="of:=[.B31]/([.A31] *(LOG([.A31])))" office:value-type="float" office:value="0.0534377347720662" calcext:value-type="float">
            <text:p>0,0534377347720662</text:p>
          </table:table-cell>
          <table:table-cell table:formula="of:=[.$C$76]*([.A31]*(LOG([.A31])))" office:value-type="float" office:value="600454.925037545" calcext:value-type="float">
            <text:p>600454,925037545</text:p>
          </table:table-cell>
          <table:table-cell table:number-columns-repeated="2"/>
        </table:table-row>
        <table:table-row table:style-name="ro1">
          <table:table-cell office:value-type="float" office:value="1855000" calcext:value-type="float">
            <text:p>1855000</text:p>
          </table:table-cell>
          <table:table-cell office:value-type="float" office:value="605835" calcext:value-type="float">
            <text:p>605835</text:p>
          </table:table-cell>
          <table:table-cell table:formula="of:=[.B32]/([.A32] *(LOG([.A32])))" office:value-type="float" office:value="0.0521023880972218" calcext:value-type="float">
            <text:p>0,0521023880972218</text:p>
          </table:table-cell>
          <table:table-cell table:formula="of:=[.$C$76]*([.A32]*(LOG([.A32])))" office:value-type="float" office:value="655064.66717313" calcext:value-type="float">
            <text:p>655064,66717313</text:p>
          </table:table-cell>
          <table:table-cell table:number-columns-repeated="2"/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715154" calcext:value-type="float">
            <text:p>715154</text:p>
          </table:table-cell>
          <table:table-cell table:formula="of:=[.B33]/([.A33] *(LOG([.A33])))" office:value-type="float" office:value="0.0567489760001245" calcext:value-type="float">
            <text:p>0,0567489760001245</text:p>
          </table:table-cell>
          <table:table-cell table:formula="of:=[.$C$76]*([.A33]*(LOG([.A33])))" office:value-type="float" office:value="709952.001323375" calcext:value-type="float">
            <text:p>709952,001323375</text:p>
          </table:table-cell>
          <table:table-cell table:number-columns-repeated="2"/>
        </table:table-row>
        <table:table-row table:style-name="ro1">
          <table:table-cell office:value-type="float" office:value="2145000" calcext:value-type="float">
            <text:p>2145000</text:p>
          </table:table-cell>
          <table:table-cell office:value-type="float" office:value="711610" calcext:value-type="float">
            <text:p>711610</text:p>
          </table:table-cell>
          <table:table-cell table:formula="of:=[.B34]/([.A34] *(LOG([.A34])))" office:value-type="float" office:value="0.0523978083007001" calcext:value-type="float">
            <text:p>0,0523978083007001</text:p>
          </table:table-cell>
          <table:table-cell table:formula="of:=[.$C$76]*([.A34]*(LOG([.A34])))" office:value-type="float" office:value="765096.765297849" calcext:value-type="float">
            <text:p>765096,765297849</text:p>
          </table:table-cell>
          <table:table-cell table:number-columns-repeated="2"/>
        </table:table-row>
        <table:table-row table:style-name="ro1">
          <table:table-cell office:value-type="float" office:value="2290000" calcext:value-type="float">
            <text:p>2290000</text:p>
          </table:table-cell>
          <table:table-cell office:value-type="float" office:value="792853" calcext:value-type="float">
            <text:p>792853</text:p>
          </table:table-cell>
          <table:table-cell table:formula="of:=[.B35]/([.A35] *(LOG([.A35])))" office:value-type="float" office:value="0.0544391468031918" calcext:value-type="float">
            <text:p>0,0544391468031918</text:p>
          </table:table-cell>
          <table:table-cell table:formula="of:=[.$C$76]*([.A35]*(LOG([.A35])))" office:value-type="float" office:value="820481.529528436" calcext:value-type="float">
            <text:p>820481,529528436</text:p>
          </table:table-cell>
          <table:table-cell table:number-columns-repeated="2"/>
        </table:table-row>
        <table:table-row table:style-name="ro1">
          <table:table-cell office:value-type="float" office:value="2435000" calcext:value-type="float">
            <text:p>2435000</text:p>
          </table:table-cell>
          <table:table-cell office:value-type="float" office:value="875563" calcext:value-type="float">
            <text:p>875563</text:p>
          </table:table-cell>
          <table:table-cell table:formula="of:=[.B36]/([.A36] *(LOG([.A36])))" office:value-type="float" office:value="0.0563022290067902" calcext:value-type="float">
            <text:p>0,0563022290067902</text:p>
          </table:table-cell>
          <table:table-cell table:formula="of:=[.$C$76]*([.A36]*(LOG([.A36])))" office:value-type="float" office:value="876091.076440727" calcext:value-type="float">
            <text:p>876091,076440727</text:p>
          </table:table-cell>
          <table:table-cell table:number-columns-repeated="2"/>
        </table:table-row>
        <table:table-row table:style-name="ro1">
          <table:table-cell office:value-type="float" office:value="2580000" calcext:value-type="float">
            <text:p>2580000</text:p>
          </table:table-cell>
          <table:table-cell office:value-type="float" office:value="924908" calcext:value-type="float">
            <text:p>924908</text:p>
          </table:table-cell>
          <table:table-cell table:formula="of:=[.B37]/([.A37] *(LOG([.A37])))" office:value-type="float" office:value="0.0559127785658897" calcext:value-type="float">
            <text:p>0,0559127785658897</text:p>
          </table:table-cell>
          <table:table-cell table:formula="of:=[.$C$76]*([.A37]*(LOG([.A37])))" office:value-type="float" office:value="931912.00425739" calcext:value-type="float">
            <text:p>931912,00425739</text:p>
          </table:table-cell>
          <table:table-cell table:number-columns-repeated="2"/>
        </table:table-row>
        <table:table-row table:style-name="ro1">
          <table:table-cell office:value-type="float" office:value="2725000" calcext:value-type="float">
            <text:p>2725000</text:p>
          </table:table-cell>
          <table:table-cell office:value-type="float" office:value="979738" calcext:value-type="float">
            <text:p>979738</text:p>
          </table:table-cell>
          <table:table-cell table:formula="of:=[.B38]/([.A38] *(LOG([.A38])))" office:value-type="float" office:value="0.0558689051143401" calcext:value-type="float">
            <text:p>0,0558689051143401</text:p>
          </table:table-cell>
          <table:table-cell table:formula="of:=[.$C$76]*([.A38]*(LOG([.A38])))" office:value-type="float" office:value="987932.42013642" calcext:value-type="float">
            <text:p>987932,42013642</text:p>
          </table:table-cell>
          <table:table-cell table:number-columns-repeated="2"/>
        </table:table-row>
        <table:table-row table:style-name="ro1">
          <table:table-cell office:value-type="float" office:value="2870000" calcext:value-type="float">
            <text:p>2870000</text:p>
          </table:table-cell>
          <table:table-cell office:value-type="float" office:value="1034539" calcext:value-type="float">
            <text:p>1034539</text:p>
          </table:table-cell>
          <table:table-cell table:formula="of:=[.B39]/([.A39] *(LOG([.A39])))" office:value-type="float" office:value="0.055818077240612" calcext:value-type="float">
            <text:p>0,055818077240612</text:p>
          </table:table-cell>
          <table:table-cell table:formula="of:=[.$C$76]*([.A39]*(LOG([.A39])))" office:value-type="float" office:value="1044141.69879743" calcext:value-type="float">
            <text:p>1044141,69879743</text:p>
          </table:table-cell>
          <table:table-cell table:number-columns-repeated="2"/>
        </table:table-row>
        <table:table-row table:style-name="ro1">
          <table:table-cell office:value-type="float" office:value="3015000" calcext:value-type="float">
            <text:p>3015000</text:p>
          </table:table-cell>
          <table:table-cell office:value-type="float" office:value="1350910" calcext:value-type="float">
            <text:p>1350910</text:p>
          </table:table-cell>
          <table:table-cell table:formula="of:=[.B40]/([.A40] *(LOG([.A40])))" office:value-type="float" office:value="0.0691531331081343" calcext:value-type="float">
            <text:p>0,0691531331081343</text:p>
          </table:table-cell>
          <table:table-cell table:formula="of:=[.$C$76]*([.A40]*(LOG([.A40])))" office:value-type="float" office:value="1100530.29004388" calcext:value-type="float">
            <text:p>1100530,29004388</text:p>
          </table:table-cell>
          <table:table-cell table:number-columns-repeated="2"/>
        </table:table-row>
        <table:table-row table:style-name="ro1">
          <table:table-cell office:value-type="float" office:value="3160000" calcext:value-type="float">
            <text:p>3160000</text:p>
          </table:table-cell>
          <table:table-cell office:value-type="float" office:value="1244368" calcext:value-type="float">
            <text:p>1244368</text:p>
          </table:table-cell>
          <table:table-cell table:formula="of:=[.B41]/([.A41] *(LOG([.A41])))" office:value-type="float" office:value="0.0605855846237931" calcext:value-type="float">
            <text:p>0,0605855846237931</text:p>
          </table:table-cell>
          <table:table-cell table:formula="of:=[.$C$76]*([.A41]*(LOG([.A41])))" office:value-type="float" office:value="1157089.5633921" calcext:value-type="float">
            <text:p>1157089,5633921</text:p>
          </table:table-cell>
          <table:table-cell table:number-columns-repeated="2"/>
        </table:table-row>
        <table:table-row table:style-name="ro1">
          <table:table-cell office:value-type="float" office:value="3305000" calcext:value-type="float">
            <text:p>3305000</text:p>
          </table:table-cell>
          <table:table-cell office:value-type="float" office:value="1198151" calcext:value-type="float">
            <text:p>1198151</text:p>
          </table:table-cell>
          <table:table-cell table:formula="of:=[.B42]/([.A42] *(LOG([.A42])))" office:value-type="float" office:value="0.0556093331217833" calcext:value-type="float">
            <text:p>0,0556093331217833</text:p>
          </table:table-cell>
          <table:table-cell table:formula="of:=[.$C$76]*([.A42]*(LOG([.A42])))" office:value-type="float" office:value="1213811.68127347" calcext:value-type="float">
            <text:p>1213811,68127347</text:p>
          </table:table-cell>
          <table:table-cell table:number-columns-repeated="2"/>
        </table:table-row>
        <table:table-row table:style-name="ro1">
          <table:table-cell office:value-type="float" office:value="3450000" calcext:value-type="float">
            <text:p>3450000</text:p>
          </table:table-cell>
          <table:table-cell office:value-type="float" office:value="1267963" calcext:value-type="float">
            <text:p>1267963</text:p>
          </table:table-cell>
          <table:table-cell table:formula="of:=[.B43]/([.A43] *(LOG([.A43])))" office:value-type="float" office:value="0.0562153069550876" calcext:value-type="float">
            <text:p>0,0562153069550876</text:p>
          </table:table-cell>
          <table:table-cell table:formula="of:=[.$C$76]*([.A43]*(LOG([.A43])))" office:value-type="float" office:value="1270689.49452777" calcext:value-type="float">
            <text:p>1270689,49452777</text:p>
          </table:table-cell>
          <table:table-cell table:number-columns-repeated="2"/>
        </table:table-row>
        <table:table-row table:style-name="ro1">
          <table:table-cell office:value-type="float" office:value="3595000" calcext:value-type="float">
            <text:p>3595000</text:p>
          </table:table-cell>
          <table:table-cell office:value-type="float" office:value="1327153" calcext:value-type="float">
            <text:p>1327153</text:p>
          </table:table-cell>
          <table:table-cell table:formula="of:=[.B44]/([.A44] *(LOG([.A44])))" office:value-type="float" office:value="0.056312278533606" calcext:value-type="float">
            <text:p>0,056312278533606</text:p>
          </table:table-cell>
          <table:table-cell table:formula="of:=[.$C$76]*([.A44]*(LOG([.A44])))" office:value-type="float" office:value="1327716.45549434" calcext:value-type="float">
            <text:p>1327716,45549434</text:p>
          </table:table-cell>
          <table:table-cell table:number-columns-repeated="2"/>
        </table:table-row>
        <table:table-row table:style-name="ro1">
          <table:table-cell office:value-type="float" office:value="3740000" calcext:value-type="float">
            <text:p>3740000</text:p>
          </table:table-cell>
          <table:table-cell office:value-type="float" office:value="1368570" calcext:value-type="float">
            <text:p>1368570</text:p>
          </table:table-cell>
          <table:table-cell table:formula="of:=[.B45]/([.A45] *(LOG([.A45])))" office:value-type="float" office:value="0.0556724411540498" calcext:value-type="float">
            <text:p>0,0556724411540498</text:p>
          </table:table-cell>
          <table:table-cell table:formula="of:=[.$C$76]*([.A45]*(LOG([.A45])))" office:value-type="float" office:value="1384886.54514539" calcext:value-type="float">
            <text:p>1384886,54514539</text:p>
          </table:table-cell>
          <table:table-cell table:number-columns-repeated="2"/>
        </table:table-row>
        <table:table-row table:style-name="ro1">
          <table:table-cell office:value-type="float" office:value="3885000" calcext:value-type="float">
            <text:p>3885000</text:p>
          </table:table-cell>
          <table:table-cell office:value-type="float" office:value="1465217" calcext:value-type="float">
            <text:p>1465217</text:p>
          </table:table-cell>
          <table:table-cell table:formula="of:=[.B46]/([.A46] *(LOG([.A46])))" office:value-type="float" office:value="0.0572355217079968" calcext:value-type="float">
            <text:p>0,0572355217079968</text:p>
          </table:table-cell>
          <table:table-cell table:formula="of:=[.$C$76]*([.A46]*(LOG([.A46])))" office:value-type="float" office:value="1442194.21153499" calcext:value-type="float">
            <text:p>1442194,21153499</text:p>
          </table:table-cell>
          <table:table-cell table:number-columns-repeated="2"/>
        </table:table-row>
        <table:table-row table:style-name="ro1">
          <table:table-cell office:value-type="float" office:value="4030000" calcext:value-type="float">
            <text:p>4030000</text:p>
          </table:table-cell>
          <table:table-cell office:value-type="float" office:value="1540741" calcext:value-type="float">
            <text:p>1540741</text:p>
          </table:table-cell>
          <table:table-cell table:formula="of:=[.B47]/([.A47] *(LOG([.A47])))" office:value-type="float" office:value="0.0578804254056846" calcext:value-type="float">
            <text:p>0,0578804254056846</text:p>
          </table:table-cell>
          <table:table-cell table:formula="of:=[.$C$76]*([.A47]*(LOG([.A47])))" office:value-type="float" office:value="1499634.31744871" calcext:value-type="float">
            <text:p>1499634,31744871</text:p>
          </table:table-cell>
          <table:table-cell table:number-columns-repeated="2"/>
        </table:table-row>
        <table:table-row table:style-name="ro1">
          <table:table-cell office:value-type="float" office:value="4175000" calcext:value-type="float">
            <text:p>4175000</text:p>
          </table:table-cell>
          <table:table-cell office:value-type="float" office:value="1627257" calcext:value-type="float">
            <text:p>1627257</text:p>
          </table:table-cell>
          <table:table-cell table:formula="of:=[.B48]/([.A48] *(LOG([.A48])))" office:value-type="float" office:value="0.0588706205912743" calcext:value-type="float">
            <text:p>0,0588706205912743</text:p>
          </table:table-cell>
          <table:table-cell table:formula="of:=[.$C$76]*([.A48]*(LOG([.A48])))" office:value-type="float" office:value="1557202.09559632" calcext:value-type="float">
            <text:p>1557202,09559632</text:p>
          </table:table-cell>
          <table:table-cell table:number-columns-repeated="2"/>
        </table:table-row>
        <table:table-row table:style-name="ro1">
          <table:table-cell office:value-type="float" office:value="4320000" calcext:value-type="float">
            <text:p>4320000</text:p>
          </table:table-cell>
          <table:table-cell office:value-type="float" office:value="1796615" calcext:value-type="float">
            <text:p>1796615</text:p>
          </table:table-cell>
          <table:table-cell table:formula="of:=[.B49]/([.A49] *(LOG([.A49])))" office:value-type="float" office:value="0.0626756266340761" calcext:value-type="float">
            <text:p>0,0626756266340761</text:p>
          </table:table-cell>
          <table:table-cell table:formula="of:=[.$C$76]*([.A49]*(LOG([.A49])))" office:value-type="float" office:value="1614893.110036" calcext:value-type="float">
            <text:p>1614893,110036</text:p>
          </table:table-cell>
          <table:table-cell table:number-columns-repeated="2"/>
        </table:table-row>
        <table:table-row table:style-name="ro1">
          <table:table-cell office:value-type="float" office:value="4465000" calcext:value-type="float">
            <text:p>4465000</text:p>
          </table:table-cell>
          <table:table-cell office:value-type="float" office:value="1666356" calcext:value-type="float">
            <text:p>1666356</text:p>
          </table:table-cell>
          <table:table-cell table:formula="of:=[.B50]/([.A50] *(LOG([.A50])))" office:value-type="float" office:value="0.0561224137247758" calcext:value-type="float">
            <text:p>0,0561224137247758</text:p>
          </table:table-cell>
          <table:table-cell table:formula="of:=[.$C$76]*([.A50]*(LOG([.A50])))" office:value-type="float" office:value="1672703.22278295" calcext:value-type="float">
            <text:p>1672703,22278295</text:p>
          </table:table-cell>
          <table:table-cell table:number-columns-repeated="2"/>
        </table:table-row>
        <table:table-row table:style-name="ro1">
          <table:table-cell office:value-type="float" office:value="4610000" calcext:value-type="float">
            <text:p>4610000</text:p>
          </table:table-cell>
          <table:table-cell office:value-type="float" office:value="1792729" calcext:value-type="float">
            <text:p>1792729</text:p>
          </table:table-cell>
          <table:table-cell table:formula="of:=[.B51]/([.A51] *(LOG([.A51])))" office:value-type="float" office:value="0.0583577072831028" calcext:value-type="float">
            <text:p>0,0583577072831028</text:p>
          </table:table-cell>
          <table:table-cell table:formula="of:=[.$C$76]*([.A51]*(LOG([.A51])))" office:value-type="float" office:value="1730628.56475956" calcext:value-type="float">
            <text:p>1730628,56475956</text:p>
          </table:table-cell>
          <table:table-cell table:number-columns-repeated="2"/>
        </table:table-row>
        <table:table-row table:style-name="ro1">
          <table:table-cell office:value-type="float" office:value="4755000" calcext:value-type="float">
            <text:p>4755000</text:p>
          </table:table-cell>
          <table:table-cell office:value-type="float" office:value="1809141" calcext:value-type="float">
            <text:p>1809141</text:p>
          </table:table-cell>
          <table:table-cell table:formula="of:=[.B52]/([.A52] *(LOG([.A52])))" office:value-type="float" office:value="0.0569810867919199" calcext:value-type="float">
            <text:p>0,0569810867919199</text:p>
          </table:table-cell>
          <table:table-cell table:formula="of:=[.$C$76]*([.A52]*(LOG([.A52])))" office:value-type="float" office:value="1788665.51040374" calcext:value-type="float">
            <text:p>1788665,51040374</text:p>
          </table:table-cell>
          <table:table-cell table:number-columns-repeated="2"/>
        </table:table-row>
        <table:table-row table:style-name="ro1">
          <table:table-cell office:value-type="float" office:value="4900000" calcext:value-type="float">
            <text:p>4900000</text:p>
          </table:table-cell>
          <table:table-cell office:value-type="float" office:value="1879961" calcext:value-type="float">
            <text:p>1879961</text:p>
          </table:table-cell>
          <table:table-cell table:formula="of:=[.B53]/([.A53] *(LOG([.A53])))" office:value-type="float" office:value="0.0573474238444812" calcext:value-type="float">
            <text:p>0,0573474238444812</text:p>
          </table:table-cell>
          <table:table-cell table:formula="of:=[.$C$76]*([.A53]*(LOG([.A53])))" office:value-type="float" office:value="1846810.65537695" calcext:value-type="float">
            <text:p>1846810,65537695</text:p>
          </table:table-cell>
          <table:table-cell table:number-columns-repeated="2"/>
        </table:table-row>
        <table:table-row table:style-name="ro1">
          <table:table-cell office:value-type="float" office:value="5045000" calcext:value-type="float">
            <text:p>5045000</text:p>
          </table:table-cell>
          <table:table-cell office:value-type="float" office:value="1946569" calcext:value-type="float">
            <text:p>1946569</text:p>
          </table:table-cell>
          <table:table-cell table:formula="of:=[.B54]/([.A54] *(LOG([.A54])))" office:value-type="float" office:value="0.057563661117356" calcext:value-type="float">
            <text:p>0,057563661117356</text:p>
          </table:table-cell>
          <table:table-cell table:formula="of:=[.$C$76]*([.A54]*(LOG([.A54])))" office:value-type="float" office:value="1905060.79691293" calcext:value-type="float">
            <text:p>1905060,79691293</text:p>
          </table:table-cell>
          <table:table-cell table:number-columns-repeated="2"/>
        </table:table-row>
        <table:table-row table:style-name="ro1">
          <table:table-cell office:value-type="float" office:value="5190000" calcext:value-type="float">
            <text:p>5190000</text:p>
          </table:table-cell>
          <table:table-cell office:value-type="float" office:value="2081580" calcext:value-type="float">
            <text:p>2081580</text:p>
          </table:table-cell>
          <table:table-cell table:formula="of:=[.B55]/([.A55] *(LOG([.A55])))" office:value-type="float" office:value="0.0597267533533483" calcext:value-type="float">
            <text:p>0,0597267533533483</text:p>
          </table:table-cell>
          <table:table-cell table:formula="of:=[.$C$76]*([.A55]*(LOG([.A55])))" office:value-type="float" office:value="1963412.91642734" calcext:value-type="float">
            <text:p>1963412,91642734</text:p>
          </table:table-cell>
          <table:table-cell table:number-columns-repeated="2"/>
        </table:table-row>
        <table:table-row table:style-name="ro1">
          <table:table-cell office:value-type="float" office:value="5335000" calcext:value-type="float">
            <text:p>5335000</text:p>
          </table:table-cell>
          <table:table-cell office:value-type="float" office:value="2062640" calcext:value-type="float">
            <text:p>2062640</text:p>
          </table:table-cell>
          <table:table-cell table:formula="of:=[.B56]/([.A56] *(LOG([.A56])))" office:value-type="float" office:value="0.0574723434361883" calcext:value-type="float">
            <text:p>0,0574723434361883</text:p>
          </table:table-cell>
          <table:table-cell table:formula="of:=[.$C$76]*([.A56]*(LOG([.A56])))" office:value-type="float" office:value="2021864.16407211" calcext:value-type="float">
            <text:p>2021864,16407211</text:p>
          </table:table-cell>
          <table:table-cell table:number-columns-repeated="2"/>
        </table:table-row>
        <table:table-row table:style-name="ro1">
          <table:table-cell office:value-type="float" office:value="5480000" calcext:value-type="float">
            <text:p>5480000</text:p>
          </table:table-cell>
          <table:table-cell office:value-type="float" office:value="2240711" calcext:value-type="float">
            <text:p>2240711</text:p>
          </table:table-cell>
          <table:table-cell table:formula="of:=[.B57]/([.A57] *(LOG([.A57])))" office:value-type="float" office:value="0.0606769822914522" calcext:value-type="float">
            <text:p>0,0606769822914522</text:p>
          </table:table-cell>
          <table:table-cell table:formula="of:=[.$C$76]*([.A57]*(LOG([.A57])))" office:value-type="float" office:value="2080411.84497015" calcext:value-type="float">
            <text:p>2080411,84497015</text:p>
          </table:table-cell>
          <table:table-cell table:number-columns-repeated="2"/>
        </table:table-row>
        <table:table-row table:style-name="ro1">
          <table:table-cell office:value-type="float" office:value="5625000" calcext:value-type="float">
            <text:p>5625000</text:p>
          </table:table-cell>
          <table:table-cell office:value-type="float" office:value="2290325" calcext:value-type="float">
            <text:p>2290325</text:p>
          </table:table-cell>
          <table:table-cell table:formula="of:=[.B58]/([.A58] *(LOG([.A58])))" office:value-type="float" office:value="0.0603202219327588" calcext:value-type="float">
            <text:p>0,0603202219327588</text:p>
          </table:table-cell>
          <table:table-cell table:formula="of:=[.$C$76]*([.A58]*(LOG([.A58])))" office:value-type="float" office:value="2139053.40690782" calcext:value-type="float">
            <text:p>2139053,40690782</text:p>
          </table:table-cell>
          <table:table-cell table:number-columns-repeated="2"/>
        </table:table-row>
        <table:table-row table:style-name="ro1">
          <table:table-cell office:value-type="float" office:value="5770000" calcext:value-type="float">
            <text:p>5770000</text:p>
          </table:table-cell>
          <table:table-cell office:value-type="float" office:value="3011548" calcext:value-type="float">
            <text:p>3011548</text:p>
          </table:table-cell>
          <table:table-cell table:formula="of:=[.B59]/([.A59] *(LOG([.A59])))" office:value-type="float" office:value="0.0771954578338458" calcext:value-type="float">
            <text:p>0,0771954578338458</text:p>
          </table:table-cell>
          <table:table-cell table:formula="of:=[.$C$76]*([.A59]*(LOG([.A59])))" office:value-type="float" office:value="2197786.42929717" calcext:value-type="float">
            <text:p>2197786,42929717</text:p>
          </table:table-cell>
          <table:table-cell table:number-columns-repeated="2"/>
        </table:table-row>
        <table:table-row table:style-name="ro1">
          <table:table-cell office:value-type="float" office:value="5915000" calcext:value-type="float">
            <text:p>5915000</text:p>
          </table:table-cell>
          <table:table-cell office:value-type="float" office:value="2288449" calcext:value-type="float">
            <text:p>2288449</text:p>
          </table:table-cell>
          <table:table-cell table:formula="of:=[.B60]/([.A60] *(LOG([.A60])))" office:value-type="float" office:value="0.0571310810337378" calcext:value-type="float">
            <text:p>0,0571310810337378</text:p>
          </table:table-cell>
          <table:table-cell table:formula="of:=[.$C$76]*([.A60]*(LOG([.A60])))" office:value-type="float" office:value="2256608.61324837" calcext:value-type="float">
            <text:p>2256608,61324837</text:p>
          </table:table-cell>
          <table:table-cell table:number-columns-repeated="2"/>
        </table:table-row>
        <table:table-row table:style-name="ro1">
          <table:table-cell office:value-type="float" office:value="6060000" calcext:value-type="float">
            <text:p>6060000</text:p>
          </table:table-cell>
          <table:table-cell office:value-type="float" office:value="2461654" calcext:value-type="float">
            <text:p>2461654</text:p>
          </table:table-cell>
          <table:table-cell table:formula="of:=[.B61]/([.A61] *(LOG([.A61])))" office:value-type="float" office:value="0.0598916580814166" calcext:value-type="float">
            <text:p>0,0598916580814166</text:p>
          </table:table-cell>
          <table:table-cell table:formula="of:=[.$C$76]*([.A61]*(LOG([.A61])))" office:value-type="float" office:value="2315517.77261609" calcext:value-type="float">
            <text:p>2315517,77261609</text:p>
          </table:table-cell>
          <table:table-cell table:number-columns-repeated="2"/>
        </table:table-row>
        <table:table-row table:style-name="ro1">
          <table:table-cell office:value-type="float" office:value="6205000" calcext:value-type="float">
            <text:p>6205000</text:p>
          </table:table-cell>
          <table:table-cell office:value-type="float" office:value="2480081" calcext:value-type="float">
            <text:p>2480081</text:p>
          </table:table-cell>
          <table:table-cell table:formula="of:=[.B62]/([.A62] *(LOG([.A62])))" office:value-type="float" office:value="0.0588408548243522" calcext:value-type="float">
            <text:p>0,0588408548243522</text:p>
          </table:table-cell>
          <table:table-cell table:formula="of:=[.$C$76]*([.A62]*(LOG([.A62])))" office:value-type="float" office:value="2374511.82590319" calcext:value-type="float">
            <text:p>2374511,82590319</text:p>
          </table:table-cell>
          <table:table-cell table:number-columns-repeated="2"/>
        </table:table-row>
        <table:table-row table:style-name="ro1">
          <table:table-cell office:value-type="float" office:value="6350000" calcext:value-type="float">
            <text:p>6350000</text:p>
          </table:table-cell>
          <table:table-cell office:value-type="float" office:value="2603553" calcext:value-type="float">
            <text:p>2603553</text:p>
          </table:table-cell>
          <table:table-cell table:formula="of:=[.B63]/([.A63] *(LOG([.A63])))" office:value-type="float" office:value="0.0602707605770167" calcext:value-type="float">
            <text:p>0,0602707605770167</text:p>
          </table:table-cell>
          <table:table-cell table:formula="of:=[.$C$76]*([.A63]*(LOG([.A63])))" office:value-type="float" office:value="2433588.78892167" calcext:value-type="float">
            <text:p>2433588,78892167</text:p>
          </table:table-cell>
          <table:table-cell table:number-columns-repeated="2"/>
        </table:table-row>
        <table:table-row table:style-name="ro1">
          <table:table-cell office:value-type="float" office:value="6495000" calcext:value-type="float">
            <text:p>6495000</text:p>
          </table:table-cell>
          <table:table-cell office:value-type="float" office:value="2622639" calcext:value-type="float">
            <text:p>2622639</text:p>
          </table:table-cell>
          <table:table-cell table:formula="of:=[.B64]/([.A64] *(LOG([.A64])))" office:value-type="float" office:value="0.0592717565955464" calcext:value-type="float">
            <text:p>0,0592717565955464</text:p>
          </table:table-cell>
          <table:table-cell table:formula="of:=[.$C$76]*([.A64]*(LOG([.A64])))" office:value-type="float" office:value="2492746.76812419" calcext:value-type="float">
            <text:p>2492746,76812419</text:p>
          </table:table-cell>
          <table:table-cell table:number-columns-repeated="2"/>
        </table:table-row>
        <table:table-row table:style-name="ro1">
          <table:table-cell office:value-type="float" office:value="6640000" calcext:value-type="float">
            <text:p>6640000</text:p>
          </table:table-cell>
          <table:table-cell office:value-type="float" office:value="2690897" calcext:value-type="float">
            <text:p>2690897</text:p>
          </table:table-cell>
          <table:table-cell table:formula="of:=[.B65]/([.A65] *(LOG([.A65])))" office:value-type="float" office:value="0.0594027540181476" calcext:value-type="float">
            <text:p>0,0594027540181476</text:p>
          </table:table-cell>
          <table:table-cell table:formula="of:=[.$C$76]*([.A65]*(LOG([.A65])))" office:value-type="float" office:value="2551983.95453133" calcext:value-type="float">
            <text:p>2551983,95453133</text:p>
          </table:table-cell>
          <table:table-cell table:number-columns-repeated="2"/>
        </table:table-row>
        <table:table-row table:style-name="ro1">
          <table:table-cell office:value-type="float" office:value="6785000" calcext:value-type="float">
            <text:p>6785000</text:p>
          </table:table-cell>
          <table:table-cell office:value-type="float" office:value="2744479" calcext:value-type="float">
            <text:p>2744479</text:p>
          </table:table-cell>
          <table:table-cell table:formula="of:=[.B66]/([.A66] *(LOG([.A66])))" office:value-type="float" office:value="0.0592094215401651" calcext:value-type="float">
            <text:p>0,0592094215401651</text:p>
          </table:table-cell>
          <table:table-cell table:formula="of:=[.$C$76]*([.A66]*(LOG([.A66])))" office:value-type="float" office:value="2611298.6181896" calcext:value-type="float">
            <text:p>2611298,6181896</text:p>
          </table:table-cell>
          <table:table-cell table:number-columns-repeated="2"/>
        </table:table-row>
        <table:table-row table:style-name="ro1">
          <table:table-cell office:value-type="float" office:value="6930000" calcext:value-type="float">
            <text:p>6930000</text:p>
          </table:table-cell>
          <table:table-cell office:value-type="float" office:value="2866438" calcext:value-type="float">
            <text:p>2866438</text:p>
          </table:table-cell>
          <table:table-cell table:formula="of:=[.B67]/([.A67] *(LOG([.A67])))" office:value-type="float" office:value="0.0604653628261078" calcext:value-type="float">
            <text:p>0,0604653628261078</text:p>
          </table:table-cell>
          <table:table-cell table:formula="of:=[.$C$76]*([.A67]*(LOG([.A67])))" office:value-type="float" office:value="2670689.1031033" calcext:value-type="float">
            <text:p>2670689,1031033</text:p>
          </table:table-cell>
          <table:table-cell table:number-columns-repeated="2"/>
        </table:table-row>
        <table:table-row table:style-name="ro1">
          <table:table-cell office:value-type="float" office:value="7075000" calcext:value-type="float">
            <text:p>7075000</text:p>
          </table:table-cell>
          <table:table-cell office:value-type="float" office:value="2937307" calcext:value-type="float">
            <text:p>2937307</text:p>
          </table:table-cell>
          <table:table-cell table:formula="of:=[.B68]/([.A68] *(LOG([.A68])))" office:value-type="float" office:value="0.0606107514687063" calcext:value-type="float">
            <text:p>0,0606107514687063</text:p>
          </table:table-cell>
          <table:table-cell table:formula="of:=[.$C$76]*([.A68]*(LOG([.A68])))" office:value-type="float" office:value="2730153.82259075" calcext:value-type="float">
            <text:p>2730153,82259075</text:p>
          </table:table-cell>
          <table:table-cell table:number-columns-repeated="2"/>
        </table:table-row>
        <table:table-row table:style-name="ro1">
          <table:table-cell office:value-type="float" office:value="7220000" calcext:value-type="float">
            <text:p>7220000</text:p>
          </table:table-cell>
          <table:table-cell office:value-type="float" office:value="3144588" calcext:value-type="float">
            <text:p>3144588</text:p>
          </table:table-cell>
          <table:table-cell table:formula="of:=[.B69]/([.A69] *(LOG([.A69])))" office:value-type="float" office:value="0.0635031190483971" calcext:value-type="float">
            <text:p>0,0635031190483971</text:p>
          </table:table-cell>
          <table:table-cell table:formula="of:=[.$C$76]*([.A69]*(LOG([.A69])))" office:value-type="float" office:value="2789691.25502135" calcext:value-type="float">
            <text:p>2789691,25502135</text:p>
          </table:table-cell>
          <table:table-cell table:number-columns-repeated="2"/>
        </table:table-row>
        <table:table-row table:style-name="ro1">
          <table:table-cell office:value-type="float" office:value="7365000" calcext:value-type="float">
            <text:p>7365000</text:p>
          </table:table-cell>
          <table:table-cell office:value-type="float" office:value="3202953" calcext:value-type="float">
            <text:p>3202953</text:p>
          </table:table-cell>
          <table:table-cell table:formula="of:=[.B70]/([.A70] *(LOG([.A70])))" office:value-type="float" office:value="0.0633285934104475" calcext:value-type="float">
            <text:p>0,0633285934104475</text:p>
          </table:table-cell>
          <table:table-cell table:formula="of:=[.$C$76]*([.A70]*(LOG([.A70])))" office:value-type="float" office:value="2849299.93989523" calcext:value-type="float">
            <text:p>2849299,93989523</text:p>
          </table:table-cell>
          <table:table-cell table:number-columns-repeated="2"/>
        </table:table-row>
        <table:table-row table:style-name="ro1">
          <table:table-cell office:value-type="float" office:value="7510000" calcext:value-type="float">
            <text:p>7510000</text:p>
          </table:table-cell>
          <table:table-cell office:value-type="float" office:value="3178283" calcext:value-type="float">
            <text:p>3178283</text:p>
          </table:table-cell>
          <table:table-cell table:formula="of:=[.B71]/([.A71] *(LOG([.A71])))" office:value-type="float" office:value="0.061551622077785" calcext:value-type="float">
            <text:p>0,061551622077785</text:p>
          </table:table-cell>
          <table:table-cell table:formula="of:=[.$C$76]*([.A71]*(LOG([.A71])))" office:value-type="float" office:value="2908978.47423168" calcext:value-type="float">
            <text:p>2908978,47423168</text:p>
          </table:table-cell>
          <table:table-cell table:number-columns-repeated="2"/>
        </table:table-row>
        <table:table-row table:style-name="ro1">
          <table:table-cell office:value-type="float" office:value="7655000" calcext:value-type="float">
            <text:p>7655000</text:p>
          </table:table-cell>
          <table:table-cell office:value-type="float" office:value="3249113" calcext:value-type="float">
            <text:p>3249113</text:p>
          </table:table-cell>
          <table:table-cell table:formula="of:=[.B72]/([.A72] *(LOG([.A72])))" office:value-type="float" office:value="0.0616569754243217" calcext:value-type="float">
            <text:p>0,0616569754243217</text:p>
          </table:table-cell>
          <table:table-cell table:formula="of:=[.$C$76]*([.A72]*(LOG([.A72])))" office:value-type="float" office:value="2968725.50923666" calcext:value-type="float">
            <text:p>2968725,50923666</text:p>
          </table:table-cell>
          <table:table-cell table:number-columns-repeated="2"/>
        </table:table-row>
        <table:table-row table:style-name="ro1">
          <table:table-cell office:value-type="float" office:value="7800000" calcext:value-type="float">
            <text:p>7800000</text:p>
          </table:table-cell>
          <table:table-cell office:value-type="float" office:value="3609749" calcext:value-type="float">
            <text:p>3609749</text:p>
          </table:table-cell>
          <table:table-cell table:formula="of:=[.B73]/([.A73] *(LOG([.A73])))" office:value-type="float" office:value="0.0671477047271919" calcext:value-type="float">
            <text:p>0,0671477047271919</text:p>
          </table:table-cell>
          <table:table-cell table:formula="of:=[.$C$76]*([.A73]*(LOG([.A73])))" office:value-type="float" office:value="3028539.74722281" calcext:value-type="float">
            <text:p>3028539,74722281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K promedio:</text:p>
          </table:table-cell>
          <table:table-cell table:formula="of:=AVERAGE([.C2:.C75])" office:value-type="float" office:value="0.0563361864498285" calcext:value-type="float">
            <text:p>0,0563361864498285</text:p>
          </table:table-cell>
          <table:table-cell table:number-columns-repeated="3"/>
        </table:table-row>
        <table:table-row table:style-name="ro1" table:number-rows-repeated="64">
          <table:table-cell table:number-columns-repeated="6"/>
        </table:table-row>
        <table:table-row table:style-name="ro1">
          <table:table-cell table:number-columns-repeated="5"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8T17:55:07.106658334</meta:creation-date>
    <dc:date>2024-03-02T18:33:17.490672074</dc:date>
    <meta:editing-duration>PT23M24S</meta:editing-duration>
    <meta:editing-cycles>4</meta:editing-cycles>
    <meta:generator>LibreOffice/7.3.7.2$Linux_X86_64 LibreOffice_project/30$Build-2</meta:generator>
    <meta:document-statistic meta:table-count="1" meta:cell-count="29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51cm" svg:height="18.488cm" xlink:href=".." xlink:type="simple" chart:class="chart:scatter" chart:style-name="ch1">
        <chart:title svg:x="11.608cm" svg:y="0.505cm" chart:style-name="ch2">
          <text:p>Grafica de Shell Sort</text:p>
        </chart:title>
        <chart:legend chart:legend-position="end" svg:x="21.086cm" svg:y="8.696cm" style:legend-expansion="high" chart:style-name="ch3"/>
        <chart:plot-area chart:style-name="ch4" table:cell-range-address="Hoja1.A2:Hoja1.B76 Hoja1.B1:Hoja1.B1 Hoja1.D1:Hoja1.D73" chart:data-source-has-labels="row" svg:x="3.258cm" svg:y="2.826cm" svg:width="17.662cm" svg:height="12.592cm">
          <chart:coordinate-region svg:x="4.805cm" svg:y="3.026cm" svg:width="15.465cm" svg:height="11.745cm"/>
          <chart:axis chart:dimension="x" chart:name="primary-x" chart:style-name="ch5">
            <chart:title svg:x="11.608cm" svg:y="15.787cm" chart:style-name="ch6">
              <text:p>casos</text:p>
            </chart:title>
          </chart:axis>
          <chart:axis chart:dimension="y" chart:name="primary-y" chart:style-name="ch7">
            <chart:title svg:x="2.148cm" svg:y="9.669cm" chart:style-name="ch8">
              <text:p>tiempo</text:p>
            </chart:title>
            <chart:grid chart:style-name="ch9" chart:class="major"/>
          </chart:axis>
          <chart:series chart:style-name="ch10" chart:values-cell-range-address="Hoja1.B2:Hoja1.B76" chart:label-cell-address="Hoja1.B1:Hoja1.B1" chart:class="chart:scatter">
            <chart:domain table:cell-range-address="Hoja1.A2:Hoja1.A76"/>
            <chart:data-point chart:repeated="75"/>
          </chart:series>
          <chart:series chart:style-name="ch11" chart:values-cell-range-address="Hoja1.D2:Hoja1.D73" chart:label-cell-address="Hoja1.D1:Hoja1.D1" chart:class="chart:scatter">
            <chart:domain table:cell-range-address="Hoja1.A2:Hoja1.A73"/>
            <chart:data-point chart:repeated="7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iempo(us)</text:p>
                <draw:g>
                  <svg:desc>Hoja1.B1:Hoja1.B1</svg:desc>
                </draw:g>
              </table:table-cell>
              <table:table-cell office:value-type="string">
                <text:p>Columna A</text:p>
              </table:table-cell>
              <table:table-cell office:value-type="string">
                <text:p>Tiempo teórico estimado = K*f(n)</text:p>
                <draw:g>
                  <svg:desc>Hoja1.D1:Hoja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Hoja1.A2:Hoja1.A76</svg:desc>
                </draw:g>
              </table:table-cell>
              <table:table-cell office:value-type="float" office:value="172">
                <text:p>172</text:p>
                <draw:g>
                  <svg:desc>Hoja1.B2:Hoja1.B76</svg:desc>
                </draw:g>
              </table:table-cell>
              <table:table-cell office:value-type="float" office:value="1000">
                <text:p>1000</text:p>
                <draw:g>
                  <svg:desc>Hoja1.A2:Hoja1.A73</svg:desc>
                </draw:g>
              </table:table-cell>
              <table:table-cell office:value-type="float" office:value="169.008559349485">
                <text:p>169.008559349485</text:p>
                <draw:g>
                  <svg:desc>Hoja1.D2:Hoja1.D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397">
                <text:p>397</text:p>
              </table:table-cell>
              <table:table-cell office:value-type="float" office:value="2000">
                <text:p>2000</text:p>
              </table:table-cell>
              <table:table-cell office:value-type="float" office:value="371.934882624405">
                <text:p>371.9348826244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00">
                <text:p>3500</text:p>
              </table:table-cell>
              <table:table-cell office:value-type="float" office:value="732">
                <text:p>732</text:p>
              </table:table-cell>
              <table:table-cell office:value-type="float" office:value="3500">
                <text:p>3500</text:p>
              </table:table-cell>
              <table:table-cell office:value-type="float" office:value="698.807473480886">
                <text:p>698.8074734808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00">
                <text:p>5800</text:p>
              </table:table-cell>
              <table:table-cell office:value-type="float" office:value="1299">
                <text:p>1299</text:p>
              </table:table-cell>
              <table:table-cell office:value-type="float" office:value="5800">
                <text:p>5800</text:p>
              </table:table-cell>
              <table:table-cell office:value-type="float" office:value="1229.69965058802">
                <text:p>1229.699650588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500">
                <text:p>9500</text:p>
              </table:table-cell>
              <table:table-cell office:value-type="float" office:value="2196">
                <text:p>2196</text:p>
              </table:table-cell>
              <table:table-cell office:value-type="float" office:value="9500">
                <text:p>9500</text:p>
              </table:table-cell>
              <table:table-cell office:value-type="float" office:value="2128.85289739765">
                <text:p>2128.852897397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500">
                <text:p>15500</text:p>
              </table:table-cell>
              <table:table-cell office:value-type="float" office:value="3813">
                <text:p>3813</text:p>
              </table:table-cell>
              <table:table-cell office:value-type="float" office:value="15500">
                <text:p>15500</text:p>
              </table:table-cell>
              <table:table-cell office:value-type="float" office:value="3659.04327143859">
                <text:p>3659.043271438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0">
                <text:p>25000</text:p>
              </table:table-cell>
              <table:table-cell office:value-type="float" office:value="6141">
                <text:p>6141</text:p>
              </table:table-cell>
              <table:table-cell office:value-type="float" office:value="25000">
                <text:p>25000</text:p>
              </table:table-cell>
              <table:table-cell office:value-type="float" office:value="6194.0792080927">
                <text:p>6194.07920809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0">
                <text:p>40000</text:p>
              </table:table-cell>
              <table:table-cell office:value-type="float" office:value="10608">
                <text:p>10608</text:p>
              </table:table-cell>
              <table:table-cell office:value-type="float" office:value="40000">
                <text:p>40000</text:p>
              </table:table-cell>
              <table:table-cell office:value-type="float" office:value="10370.5003889899">
                <text:p>10370.50038898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000">
                <text:p>64000</text:p>
              </table:table-cell>
              <table:table-cell office:value-type="float" office:value="17257">
                <text:p>17257</text:p>
              </table:table-cell>
              <table:table-cell office:value-type="float" office:value="64000">
                <text:p>64000</text:p>
              </table:table-cell>
              <table:table-cell office:value-type="float" office:value="17328.7584720504">
                <text:p>17328.75847205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25773">
                <text:p>25773</text:p>
              </table:table-cell>
              <table:table-cell office:value-type="float" office:value="100000">
                <text:p>100000</text:p>
              </table:table-cell>
              <table:table-cell office:value-type="float" office:value="28168.0932249142">
                <text:p>28168.09322491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0000">
                <text:p>150000</text:p>
              </table:table-cell>
              <table:table-cell office:value-type="float" office:value="35829">
                <text:p>35829</text:p>
              </table:table-cell>
              <table:table-cell office:value-type="float" office:value="150000">
                <text:p>150000</text:p>
              </table:table-cell>
              <table:table-cell office:value-type="float" office:value="43740.1863377232">
                <text:p>43740.18633772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0500">
                <text:p>150500</text:p>
              </table:table-cell>
              <table:table-cell office:value-type="float" office:value="36186">
                <text:p>36186</text:p>
              </table:table-cell>
              <table:table-cell office:value-type="float" office:value="150500">
                <text:p>150500</text:p>
              </table:table-cell>
              <table:table-cell office:value-type="float" office:value="43898.2405724316">
                <text:p>43898.24057243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5000">
                <text:p>155000</text:p>
              </table:table-cell>
              <table:table-cell office:value-type="float" office:value="35917">
                <text:p>35917</text:p>
              </table:table-cell>
              <table:table-cell office:value-type="float" office:value="155000">
                <text:p>155000</text:p>
              </table:table-cell>
              <table:table-cell office:value-type="float" office:value="45322.5416141093">
                <text:p>45322.54161410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0000">
                <text:p>170000</text:p>
              </table:table-cell>
              <table:table-cell office:value-type="float" office:value="43113">
                <text:p>43113</text:p>
              </table:table-cell>
              <table:table-cell office:value-type="float" office:value="170000">
                <text:p>170000</text:p>
              </table:table-cell>
              <table:table-cell office:value-type="float" office:value="50092.802760682">
                <text:p>50092.8027606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5000">
                <text:p>195000</text:p>
              </table:table-cell>
              <table:table-cell office:value-type="float" office:value="47713">
                <text:p>47713</text:p>
              </table:table-cell>
              <table:table-cell office:value-type="float" office:value="195000">
                <text:p>195000</text:p>
              </table:table-cell>
              <table:table-cell office:value-type="float" office:value="58113.9733573941">
                <text:p>58113.97335739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0000">
                <text:p>230000</text:p>
              </table:table-cell>
              <table:table-cell office:value-type="float" office:value="58632">
                <text:p>58632</text:p>
              </table:table-cell>
              <table:table-cell office:value-type="float" office:value="230000">
                <text:p>230000</text:p>
              </table:table-cell>
              <table:table-cell office:value-type="float" office:value="69473.6387845181">
                <text:p>69473.63878451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5000">
                <text:p>275000</text:p>
              </table:table-cell>
              <table:table-cell office:value-type="float" office:value="68202">
                <text:p>68202</text:p>
              </table:table-cell>
              <table:table-cell office:value-type="float" office:value="275000">
                <text:p>275000</text:p>
              </table:table-cell>
              <table:table-cell office:value-type="float" office:value="84268.5967206241">
                <text:p>84268.59672062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0000">
                <text:p>330000</text:p>
              </table:table-cell>
              <table:table-cell office:value-type="float" office:value="86873">
                <text:p>86873</text:p>
              </table:table-cell>
              <table:table-cell office:value-type="float" office:value="330000">
                <text:p>330000</text:p>
              </table:table-cell>
              <table:table-cell office:value-type="float" office:value="102594.36998017">
                <text:p>102594.369980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5000">
                <text:p>395000</text:p>
              </table:table-cell>
              <table:table-cell office:value-type="float" office:value="116248">
                <text:p>116248</text:p>
              </table:table-cell>
              <table:table-cell office:value-type="float" office:value="395000">
                <text:p>395000</text:p>
              </table:table-cell>
              <table:table-cell office:value-type="float" office:value="124539.920298193">
                <text:p>124539.9202981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0000">
                <text:p>470000</text:p>
              </table:table-cell>
              <table:table-cell office:value-type="float" office:value="129726">
                <text:p>129726</text:p>
              </table:table-cell>
              <table:table-cell office:value-type="float" office:value="470000">
                <text:p>470000</text:p>
              </table:table-cell>
              <table:table-cell office:value-type="float" office:value="150185.850368579">
                <text:p>150185.8503685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55000">
                <text:p>555000</text:p>
              </table:table-cell>
              <table:table-cell office:value-type="float" office:value="170980">
                <text:p>170980</text:p>
              </table:table-cell>
              <table:table-cell office:value-type="float" office:value="555000">
                <text:p>555000</text:p>
              </table:table-cell>
              <table:table-cell office:value-type="float" office:value="179604.4160884">
                <text:p>179604.41608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0000">
                <text:p>650000</text:p>
              </table:table-cell>
              <table:table-cell office:value-type="float" office:value="187815">
                <text:p>187815</text:p>
              </table:table-cell>
              <table:table-cell office:value-type="float" office:value="650000">
                <text:p>650000</text:p>
              </table:table-cell>
              <table:table-cell office:value-type="float" office:value="212860.290939745">
                <text:p>212860.2909397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55000">
                <text:p>755000</text:p>
              </table:table-cell>
              <table:table-cell office:value-type="float" office:value="237372">
                <text:p>237372</text:p>
              </table:table-cell>
              <table:table-cell office:value-type="float" office:value="755000">
                <text:p>755000</text:p>
              </table:table-cell>
              <table:table-cell office:value-type="float" office:value="250011.542133933">
                <text:p>250011.5421339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70000">
                <text:p>870000</text:p>
              </table:table-cell>
              <table:table-cell office:value-type="float" office:value="272702">
                <text:p>272702</text:p>
              </table:table-cell>
              <table:table-cell office:value-type="float" office:value="870000">
                <text:p>870000</text:p>
              </table:table-cell>
              <table:table-cell office:value-type="float" office:value="291110.581712945">
                <text:p>291110.5817129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95000">
                <text:p>995000</text:p>
              </table:table-cell>
              <table:table-cell office:value-type="float" office:value="302180">
                <text:p>302180</text:p>
              </table:table-cell>
              <table:table-cell office:value-type="float" office:value="995000">
                <text:p>995000</text:p>
              </table:table-cell>
              <table:table-cell office:value-type="float" office:value="336205.006973126">
                <text:p>336205.0069731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30000">
                <text:p>1130000</text:p>
              </table:table-cell>
              <table:table-cell office:value-type="float" office:value="366316">
                <text:p>366316</text:p>
              </table:table-cell>
              <table:table-cell office:value-type="float" office:value="1130000">
                <text:p>1130000</text:p>
              </table:table-cell>
              <table:table-cell office:value-type="float" office:value="385338.312039897">
                <text:p>385338.3120398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75000">
                <text:p>1275000</text:p>
              </table:table-cell>
              <table:table-cell office:value-type="float" office:value="407189">
                <text:p>407189</text:p>
              </table:table-cell>
              <table:table-cell office:value-type="float" office:value="1275000">
                <text:p>1275000</text:p>
              </table:table-cell>
              <table:table-cell office:value-type="float" office:value="438550.479179173">
                <text:p>438550.4791791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20000">
                <text:p>1420000</text:p>
              </table:table-cell>
              <table:table-cell office:value-type="float" office:value="464044">
                <text:p>464044</text:p>
              </table:table-cell>
              <table:table-cell office:value-type="float" office:value="1420000">
                <text:p>1420000</text:p>
              </table:table-cell>
              <table:table-cell office:value-type="float" office:value="492166.977832424">
                <text:p>492166.9778324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65000">
                <text:p>1565000</text:p>
              </table:table-cell>
              <table:table-cell office:value-type="float" office:value="501276">
                <text:p>501276</text:p>
              </table:table-cell>
              <table:table-cell office:value-type="float" office:value="1565000">
                <text:p>1565000</text:p>
              </table:table-cell>
              <table:table-cell office:value-type="float" office:value="546146.367866118">
                <text:p>546146.3678661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10000">
                <text:p>1710000</text:p>
              </table:table-cell>
              <table:table-cell office:value-type="float" office:value="569562">
                <text:p>569562</text:p>
              </table:table-cell>
              <table:table-cell office:value-type="float" office:value="1710000">
                <text:p>1710000</text:p>
              </table:table-cell>
              <table:table-cell office:value-type="float" office:value="600454.925037545">
                <text:p>600454.9250375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55000">
                <text:p>1855000</text:p>
              </table:table-cell>
              <table:table-cell office:value-type="float" office:value="605835">
                <text:p>605835</text:p>
              </table:table-cell>
              <table:table-cell office:value-type="float" office:value="1855000">
                <text:p>1855000</text:p>
              </table:table-cell>
              <table:table-cell office:value-type="float" office:value="655064.66717313">
                <text:p>655064.667173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00000">
                <text:p>2000000</text:p>
              </table:table-cell>
              <table:table-cell office:value-type="float" office:value="715154">
                <text:p>715154</text:p>
              </table:table-cell>
              <table:table-cell office:value-type="float" office:value="2000000">
                <text:p>2000000</text:p>
              </table:table-cell>
              <table:table-cell office:value-type="float" office:value="709952.001323375">
                <text:p>709952.0013233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45000">
                <text:p>2145000</text:p>
              </table:table-cell>
              <table:table-cell office:value-type="float" office:value="711610">
                <text:p>711610</text:p>
              </table:table-cell>
              <table:table-cell office:value-type="float" office:value="2145000">
                <text:p>2145000</text:p>
              </table:table-cell>
              <table:table-cell office:value-type="float" office:value="765096.765297849">
                <text:p>765096.7652978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90000">
                <text:p>2290000</text:p>
              </table:table-cell>
              <table:table-cell office:value-type="float" office:value="792853">
                <text:p>792853</text:p>
              </table:table-cell>
              <table:table-cell office:value-type="float" office:value="2290000">
                <text:p>2290000</text:p>
              </table:table-cell>
              <table:table-cell office:value-type="float" office:value="820481.529528436">
                <text:p>820481.5295284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35000">
                <text:p>2435000</text:p>
              </table:table-cell>
              <table:table-cell office:value-type="float" office:value="875563">
                <text:p>875563</text:p>
              </table:table-cell>
              <table:table-cell office:value-type="float" office:value="2435000">
                <text:p>2435000</text:p>
              </table:table-cell>
              <table:table-cell office:value-type="float" office:value="876091.076440727">
                <text:p>876091.0764407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80000">
                <text:p>2580000</text:p>
              </table:table-cell>
              <table:table-cell office:value-type="float" office:value="924908">
                <text:p>924908</text:p>
              </table:table-cell>
              <table:table-cell office:value-type="float" office:value="2580000">
                <text:p>2580000</text:p>
              </table:table-cell>
              <table:table-cell office:value-type="float" office:value="931912.00425739">
                <text:p>931912.004257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25000">
                <text:p>2725000</text:p>
              </table:table-cell>
              <table:table-cell office:value-type="float" office:value="979738">
                <text:p>979738</text:p>
              </table:table-cell>
              <table:table-cell office:value-type="float" office:value="2725000">
                <text:p>2725000</text:p>
              </table:table-cell>
              <table:table-cell office:value-type="float" office:value="987932.42013642">
                <text:p>987932.420136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70000">
                <text:p>2870000</text:p>
              </table:table-cell>
              <table:table-cell office:value-type="float" office:value="1034539">
                <text:p>1034539</text:p>
              </table:table-cell>
              <table:table-cell office:value-type="float" office:value="2870000">
                <text:p>2870000</text:p>
              </table:table-cell>
              <table:table-cell office:value-type="float" office:value="1044141.69879743">
                <text:p>1044141.698797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15000">
                <text:p>3015000</text:p>
              </table:table-cell>
              <table:table-cell office:value-type="float" office:value="1350910">
                <text:p>1350910</text:p>
              </table:table-cell>
              <table:table-cell office:value-type="float" office:value="3015000">
                <text:p>3015000</text:p>
              </table:table-cell>
              <table:table-cell office:value-type="float" office:value="1100530.29004388">
                <text:p>1100530.290043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160000">
                <text:p>3160000</text:p>
              </table:table-cell>
              <table:table-cell office:value-type="float" office:value="1244368">
                <text:p>1244368</text:p>
              </table:table-cell>
              <table:table-cell office:value-type="float" office:value="3160000">
                <text:p>3160000</text:p>
              </table:table-cell>
              <table:table-cell office:value-type="float" office:value="1157089.5633921">
                <text:p>1157089.56339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305000">
                <text:p>3305000</text:p>
              </table:table-cell>
              <table:table-cell office:value-type="float" office:value="1198151">
                <text:p>1198151</text:p>
              </table:table-cell>
              <table:table-cell office:value-type="float" office:value="3305000">
                <text:p>3305000</text:p>
              </table:table-cell>
              <table:table-cell office:value-type="float" office:value="1213811.68127347">
                <text:p>1213811.681273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50000">
                <text:p>3450000</text:p>
              </table:table-cell>
              <table:table-cell office:value-type="float" office:value="1267963">
                <text:p>1267963</text:p>
              </table:table-cell>
              <table:table-cell office:value-type="float" office:value="3450000">
                <text:p>3450000</text:p>
              </table:table-cell>
              <table:table-cell office:value-type="float" office:value="1270689.49452777">
                <text:p>1270689.494527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595000">
                <text:p>3595000</text:p>
              </table:table-cell>
              <table:table-cell office:value-type="float" office:value="1327153">
                <text:p>1327153</text:p>
              </table:table-cell>
              <table:table-cell office:value-type="float" office:value="3595000">
                <text:p>3595000</text:p>
              </table:table-cell>
              <table:table-cell office:value-type="float" office:value="1327716.45549434">
                <text:p>1327716.455494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740000">
                <text:p>3740000</text:p>
              </table:table-cell>
              <table:table-cell office:value-type="float" office:value="1368570">
                <text:p>1368570</text:p>
              </table:table-cell>
              <table:table-cell office:value-type="float" office:value="3740000">
                <text:p>3740000</text:p>
              </table:table-cell>
              <table:table-cell office:value-type="float" office:value="1384886.54514539">
                <text:p>1384886.545145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885000">
                <text:p>3885000</text:p>
              </table:table-cell>
              <table:table-cell office:value-type="float" office:value="1465217">
                <text:p>1465217</text:p>
              </table:table-cell>
              <table:table-cell office:value-type="float" office:value="3885000">
                <text:p>3885000</text:p>
              </table:table-cell>
              <table:table-cell office:value-type="float" office:value="1442194.21153499">
                <text:p>1442194.211534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030000">
                <text:p>4030000</text:p>
              </table:table-cell>
              <table:table-cell office:value-type="float" office:value="1540741">
                <text:p>1540741</text:p>
              </table:table-cell>
              <table:table-cell office:value-type="float" office:value="4030000">
                <text:p>4030000</text:p>
              </table:table-cell>
              <table:table-cell office:value-type="float" office:value="1499634.31744871">
                <text:p>1499634.317448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175000">
                <text:p>4175000</text:p>
              </table:table-cell>
              <table:table-cell office:value-type="float" office:value="1627257">
                <text:p>1627257</text:p>
              </table:table-cell>
              <table:table-cell office:value-type="float" office:value="4175000">
                <text:p>4175000</text:p>
              </table:table-cell>
              <table:table-cell office:value-type="float" office:value="1557202.09559632">
                <text:p>1557202.095596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20000">
                <text:p>4320000</text:p>
              </table:table-cell>
              <table:table-cell office:value-type="float" office:value="1796615">
                <text:p>1796615</text:p>
              </table:table-cell>
              <table:table-cell office:value-type="float" office:value="4320000">
                <text:p>4320000</text:p>
              </table:table-cell>
              <table:table-cell office:value-type="float" office:value="1614893.110036">
                <text:p>1614893.1100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65000">
                <text:p>4465000</text:p>
              </table:table-cell>
              <table:table-cell office:value-type="float" office:value="1666356">
                <text:p>1666356</text:p>
              </table:table-cell>
              <table:table-cell office:value-type="float" office:value="4465000">
                <text:p>4465000</text:p>
              </table:table-cell>
              <table:table-cell office:value-type="float" office:value="1672703.22278295">
                <text:p>1672703.222782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610000">
                <text:p>4610000</text:p>
              </table:table-cell>
              <table:table-cell office:value-type="float" office:value="1792729">
                <text:p>1792729</text:p>
              </table:table-cell>
              <table:table-cell office:value-type="float" office:value="4610000">
                <text:p>4610000</text:p>
              </table:table-cell>
              <table:table-cell office:value-type="float" office:value="1730628.56475956">
                <text:p>1730628.564759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755000">
                <text:p>4755000</text:p>
              </table:table-cell>
              <table:table-cell office:value-type="float" office:value="1809141">
                <text:p>1809141</text:p>
              </table:table-cell>
              <table:table-cell office:value-type="float" office:value="4755000">
                <text:p>4755000</text:p>
              </table:table-cell>
              <table:table-cell office:value-type="float" office:value="1788665.51040374">
                <text:p>1788665.510403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900000">
                <text:p>4900000</text:p>
              </table:table-cell>
              <table:table-cell office:value-type="float" office:value="1879961">
                <text:p>1879961</text:p>
              </table:table-cell>
              <table:table-cell office:value-type="float" office:value="4900000">
                <text:p>4900000</text:p>
              </table:table-cell>
              <table:table-cell office:value-type="float" office:value="1846810.65537695">
                <text:p>1846810.655376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045000">
                <text:p>5045000</text:p>
              </table:table-cell>
              <table:table-cell office:value-type="float" office:value="1946569">
                <text:p>1946569</text:p>
              </table:table-cell>
              <table:table-cell office:value-type="float" office:value="5045000">
                <text:p>5045000</text:p>
              </table:table-cell>
              <table:table-cell office:value-type="float" office:value="1905060.79691293">
                <text:p>1905060.796912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190000">
                <text:p>5190000</text:p>
              </table:table-cell>
              <table:table-cell office:value-type="float" office:value="2081580">
                <text:p>2081580</text:p>
              </table:table-cell>
              <table:table-cell office:value-type="float" office:value="5190000">
                <text:p>5190000</text:p>
              </table:table-cell>
              <table:table-cell office:value-type="float" office:value="1963412.91642734">
                <text:p>1963412.916427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335000">
                <text:p>5335000</text:p>
              </table:table-cell>
              <table:table-cell office:value-type="float" office:value="2062640">
                <text:p>2062640</text:p>
              </table:table-cell>
              <table:table-cell office:value-type="float" office:value="5335000">
                <text:p>5335000</text:p>
              </table:table-cell>
              <table:table-cell office:value-type="float" office:value="2021864.16407211">
                <text:p>2021864.164072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480000">
                <text:p>5480000</text:p>
              </table:table-cell>
              <table:table-cell office:value-type="float" office:value="2240711">
                <text:p>2240711</text:p>
              </table:table-cell>
              <table:table-cell office:value-type="float" office:value="5480000">
                <text:p>5480000</text:p>
              </table:table-cell>
              <table:table-cell office:value-type="float" office:value="2080411.84497015">
                <text:p>2080411.844970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25000">
                <text:p>5625000</text:p>
              </table:table-cell>
              <table:table-cell office:value-type="float" office:value="2290325">
                <text:p>2290325</text:p>
              </table:table-cell>
              <table:table-cell office:value-type="float" office:value="5625000">
                <text:p>5625000</text:p>
              </table:table-cell>
              <table:table-cell office:value-type="float" office:value="2139053.40690782">
                <text:p>2139053.406907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70000">
                <text:p>5770000</text:p>
              </table:table-cell>
              <table:table-cell office:value-type="float" office:value="3011548">
                <text:p>3011548</text:p>
              </table:table-cell>
              <table:table-cell office:value-type="float" office:value="5770000">
                <text:p>5770000</text:p>
              </table:table-cell>
              <table:table-cell office:value-type="float" office:value="2197786.42929717">
                <text:p>2197786.429297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15000">
                <text:p>5915000</text:p>
              </table:table-cell>
              <table:table-cell office:value-type="float" office:value="2288449">
                <text:p>2288449</text:p>
              </table:table-cell>
              <table:table-cell office:value-type="float" office:value="5915000">
                <text:p>5915000</text:p>
              </table:table-cell>
              <table:table-cell office:value-type="float" office:value="2256608.61324837">
                <text:p>2256608.613248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60000">
                <text:p>6060000</text:p>
              </table:table-cell>
              <table:table-cell office:value-type="float" office:value="2461654">
                <text:p>2461654</text:p>
              </table:table-cell>
              <table:table-cell office:value-type="float" office:value="6060000">
                <text:p>6060000</text:p>
              </table:table-cell>
              <table:table-cell office:value-type="float" office:value="2315517.77261609">
                <text:p>2315517.7726160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05000">
                <text:p>6205000</text:p>
              </table:table-cell>
              <table:table-cell office:value-type="float" office:value="2480081">
                <text:p>2480081</text:p>
              </table:table-cell>
              <table:table-cell office:value-type="float" office:value="6205000">
                <text:p>6205000</text:p>
              </table:table-cell>
              <table:table-cell office:value-type="float" office:value="2374511.82590319">
                <text:p>2374511.825903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50000">
                <text:p>6350000</text:p>
              </table:table-cell>
              <table:table-cell office:value-type="float" office:value="2603553">
                <text:p>2603553</text:p>
              </table:table-cell>
              <table:table-cell office:value-type="float" office:value="6350000">
                <text:p>6350000</text:p>
              </table:table-cell>
              <table:table-cell office:value-type="float" office:value="2433588.78892167">
                <text:p>2433588.788921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95000">
                <text:p>6495000</text:p>
              </table:table-cell>
              <table:table-cell office:value-type="float" office:value="2622639">
                <text:p>2622639</text:p>
              </table:table-cell>
              <table:table-cell office:value-type="float" office:value="6495000">
                <text:p>6495000</text:p>
              </table:table-cell>
              <table:table-cell office:value-type="float" office:value="2492746.76812419">
                <text:p>2492746.768124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640000">
                <text:p>6640000</text:p>
              </table:table-cell>
              <table:table-cell office:value-type="float" office:value="2690897">
                <text:p>2690897</text:p>
              </table:table-cell>
              <table:table-cell office:value-type="float" office:value="6640000">
                <text:p>6640000</text:p>
              </table:table-cell>
              <table:table-cell office:value-type="float" office:value="2551983.95453133">
                <text:p>2551983.954531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785000">
                <text:p>6785000</text:p>
              </table:table-cell>
              <table:table-cell office:value-type="float" office:value="2744479">
                <text:p>2744479</text:p>
              </table:table-cell>
              <table:table-cell office:value-type="float" office:value="6785000">
                <text:p>6785000</text:p>
              </table:table-cell>
              <table:table-cell office:value-type="float" office:value="2611298.6181896">
                <text:p>2611298.61818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930000">
                <text:p>6930000</text:p>
              </table:table-cell>
              <table:table-cell office:value-type="float" office:value="2866438">
                <text:p>2866438</text:p>
              </table:table-cell>
              <table:table-cell office:value-type="float" office:value="6930000">
                <text:p>6930000</text:p>
              </table:table-cell>
              <table:table-cell office:value-type="float" office:value="2670689.1031033">
                <text:p>2670689.10310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075000">
                <text:p>7075000</text:p>
              </table:table-cell>
              <table:table-cell office:value-type="float" office:value="2937307">
                <text:p>2937307</text:p>
              </table:table-cell>
              <table:table-cell office:value-type="float" office:value="7075000">
                <text:p>7075000</text:p>
              </table:table-cell>
              <table:table-cell office:value-type="float" office:value="2730153.82259075">
                <text:p>2730153.822590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220000">
                <text:p>7220000</text:p>
              </table:table-cell>
              <table:table-cell office:value-type="float" office:value="3144588">
                <text:p>3144588</text:p>
              </table:table-cell>
              <table:table-cell office:value-type="float" office:value="7220000">
                <text:p>7220000</text:p>
              </table:table-cell>
              <table:table-cell office:value-type="float" office:value="2789691.25502135">
                <text:p>2789691.255021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365000">
                <text:p>7365000</text:p>
              </table:table-cell>
              <table:table-cell office:value-type="float" office:value="3202953">
                <text:p>3202953</text:p>
              </table:table-cell>
              <table:table-cell office:value-type="float" office:value="7365000">
                <text:p>7365000</text:p>
              </table:table-cell>
              <table:table-cell office:value-type="float" office:value="2849299.93989523">
                <text:p>2849299.939895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510000">
                <text:p>7510000</text:p>
              </table:table-cell>
              <table:table-cell office:value-type="float" office:value="3178283">
                <text:p>3178283</text:p>
              </table:table-cell>
              <table:table-cell office:value-type="float" office:value="7510000">
                <text:p>7510000</text:p>
              </table:table-cell>
              <table:table-cell office:value-type="float" office:value="2908978.47423168">
                <text:p>2908978.474231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655000">
                <text:p>7655000</text:p>
              </table:table-cell>
              <table:table-cell office:value-type="float" office:value="3249113">
                <text:p>3249113</text:p>
              </table:table-cell>
              <table:table-cell office:value-type="float" office:value="7655000">
                <text:p>7655000</text:p>
              </table:table-cell>
              <table:table-cell office:value-type="float" office:value="2968725.50923666">
                <text:p>2968725.509236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800000">
                <text:p>7800000</text:p>
              </table:table-cell>
              <table:table-cell office:value-type="float" office:value="3609749">
                <text:p>3609749</text:p>
              </table:table-cell>
              <table:table-cell office:value-type="float" office:value="7800000">
                <text:p>7800000</text:p>
              </table:table-cell>
              <table:table-cell office:value-type="float" office:value="3028539.74722281">
                <text:p>3028539.747222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